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ntium1" svg:font-family="Gentium"/>
    <style:font-face style:name="Liberation Sans1" svg:font-family="'Liberation Sans'" style:font-family-generic="swiss"/>
    <style:font-face style:name="Gentium" svg:font-family="Gentium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347cm" fo:min-width="1.337cm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422cm" fo:min-width="0.171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788cm"/>
    </style:style>
    <style:style style:name="gr5" style:family="graphic" style:parent-style-name="standard">
      <style:graphic-properties draw:stroke="none" svg:stroke-color="#000000" draw:fill="none" draw:fill-color="#ffffff" fo:min-height="0.80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01cm" fo:min-width="1.206cm"/>
    </style:style>
    <style:style style:name="gr7" style:family="graphic" style:parent-style-name="standard">
      <style:graphic-properties draw:stroke="none" svg:stroke-color="#000000" draw:fill="none" draw:fill-color="#ffffff" fo:min-height="0.944cm"/>
    </style:style>
    <style:style style:name="gr8" style:family="graphic" style:parent-style-name="standard">
      <style:graphic-properties draw:stroke="none" svg:stroke-color="#000000" draw:fill="none" draw:fill-color="#ffffff" fo:min-height="1.601cm"/>
    </style:style>
    <style:style style:name="gr9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  <style:text-properties fo:font-style="italic" style:font-style-asian="italic" style:font-style-complex="italic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 draw:fill-color="#ffffff"/>
      <style:text-properties fo:font-style="italic" style:font-style-asian="italic" style:font-style-complex="italic"/>
    </style:style>
    <style:style style:name="T1" style:family="text">
      <style:text-properties style:font-name="Gentium1" fo:font-style="italic" style:font-name-asian="Gentium1" style:font-style-asian="italic" style:font-name-complex="Gentium1" style:font-style-complex="italic"/>
    </style:style>
    <style:style style:name="T2" style:family="text">
      <style:text-properties style:font-name="Liberation Sans1" style:font-name-asian="Liberation Sans1" style:font-name-complex="Liberation Sans1"/>
    </style:style>
    <style:style style:name="T3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2" xml:id="id2" draw:id="id2" draw:layer="layout" svg:width="1.837cm" svg:height="1.597cm" svg:x="6.408cm" svg:y="7.976cm">
          <text:p text:style-name="P1"><text:span text:style-name="T1">Q(s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1.837cm" svg:height="1.597cm" svg:x="10.555cm" svg:y="7.976cm">
          <text:p text:style-name="P1"><text:span text:style-name="T1">G(s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1.837cm" svg:height="1.597cm" svg:x="10.555cm" svg:y="10.731cm">
          <text:p text:style-name="P1"><text:span text:style-name="T1">G’</text:span><text:span text:style-name="T1">(s</text:span><text:span text:style-name="T1">)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0.949cm" svg:height="0.948cm" svg:x="3.88cm" svg:y="8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4" draw:id="id4" draw:layer="layout" svg:width="0.949cm" svg:height="0.948cm" svg:x="14.455cm" svg:y="11.0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svg:x1="4.829cm" svg:y1="8.774cm" svg:x2="6.408cm" svg:y2="8.774cm" draw:start-shape="id1" draw:start-glue-point="10" draw:end-shape="id2" draw:end-glue-point="3" svg:d="M4829 8774h1579" svg:viewBox="0 0 1580 1">
          <text:p/>
        </draw:connector>
        <draw:connector draw:style-name="gr3" draw:text-style-name="P4" draw:layer="layout" svg:x1="12.392cm" svg:y1="8.774cm" svg:x2="14.93cm" svg:y2="11.055cm" draw:start-shape="id3" draw:start-glue-point="1" draw:end-shape="id4" draw:end-glue-point="4" svg:d="M12392 8774h2538v2281" svg:viewBox="0 0 2539 2282">
          <text:p/>
        </draw:connector>
        <draw:connector draw:style-name="gr3" draw:text-style-name="P4" draw:layer="layout" svg:x1="12.392cm" svg:y1="11.529cm" svg:x2="14.455cm" svg:y2="11.529cm" draw:start-shape="id5" draw:start-glue-point="1" draw:end-shape="id4" draw:end-glue-point="6" svg:d="M12392 11529h2063" svg:viewBox="0 0 2064 1">
          <text:p/>
        </draw:connector>
        <draw:connector draw:style-name="gr3" draw:text-style-name="P4" draw:layer="layout" draw:line-skew="0.595cm" svg:x1="14.93cm" svg:y1="12.003cm" svg:x2="4.355cm" svg:y2="9.248cm" draw:start-shape="id4" draw:start-glue-point="8" draw:end-shape="id1" draw:end-glue-point="8" svg:d="M14930 12003v1097h-10575v-3852" svg:viewBox="0 0 10576 3853">
          <text:p/>
        </draw:connector>
        <draw:frame draw:style-name="gr4" draw:text-style-name="P5" draw:layer="layout" svg:width="0.643cm" svg:height="1.038cm" svg:x="3.975cm" svg:y="8.542cm">
          <draw:text-box>
            <text:p><text:span text:style-name="T2">-</text:span></text:p>
          </draw:text-box>
        </draw:frame>
        <draw:line draw:style-name="gr3" draw:text-style-name="P4" draw:layer="layout" svg:x1="2cm" svg:y1="8.802cm" svg:x2="3.929cm" svg:y2="8.802cm">
          <text:p/>
        </draw:line>
        <draw:frame draw:style-name="gr5" draw:text-style-name="P5" draw:layer="layout" svg:width="0.919cm" svg:height="1.051cm" svg:x="3.681cm" svg:y="8.249cm">
          <draw:text-box>
            <text:p>+</text:p>
          </draw:text-box>
        </draw:frame>
        <draw:frame draw:style-name="gr4" draw:text-style-name="P5" draw:layer="layout" svg:width="0.643cm" svg:height="1.038cm" svg:x="14.267cm" svg:y="10.941cm">
          <draw:text-box>
            <text:p><text:span text:style-name="T2">-</text:span></text:p>
          </draw:text-box>
        </draw:frame>
        <draw:frame draw:style-name="gr5" draw:text-style-name="P5" draw:layer="layout" svg:width="0.919cm" svg:height="1.051cm" svg:x="14.535cm" svg:y="10.7cm">
          <draw:text-box>
            <text:p>+</text:p>
          </draw:text-box>
        </draw:frame>
        <draw:line draw:style-name="gr3" draw:text-style-name="P4" draw:layer="layout" svg:x1="14.931cm" svg:y1="8.77cm" svg:x2="16.768cm" svg:y2="8.77cm">
          <text:p/>
        </draw:line>
        <draw:frame draw:style-name="gr6" draw:text-style-name="P6" draw:layer="layout" svg:width="2.561cm" svg:height="1.851cm" svg:x="2.039cm" svg:y="7.7cm">
          <draw:text-box>
            <text:p><text:span text:style-name="T3">y*(t)</text:span></text:p>
          </draw:text-box>
        </draw:frame>
        <draw:frame draw:style-name="gr7" draw:text-style-name="P6" draw:layer="layout" svg:width="1.745cm" svg:height="1.194cm" svg:x="14.055cm" svg:y="7.792cm">
          <draw:text-box>
            <text:p><text:span text:style-name="T3">y(t)</text:span></text:p>
          </draw:text-box>
        </draw:frame>
        <draw:connector draw:style-name="gr3" draw:text-style-name="P4" draw:layer="layout" svg:x1="8.245cm" svg:y1="8.774cm" svg:x2="10.555cm" svg:y2="8.774cm" draw:start-shape="id2" draw:start-glue-point="1" draw:end-shape="id3" svg:d="M8245 8774h2310" svg:viewBox="0 0 2311 1">
          <text:p/>
        </draw:connector>
        <draw:connector draw:style-name="gr3" draw:text-style-name="P4" draw:layer="layout" svg:x1="8.245cm" svg:y1="8.774cm" svg:x2="10.555cm" svg:y2="11.529cm" draw:start-shape="id2" draw:start-glue-point="1" draw:end-shape="id5" draw:end-glue-point="3" svg:d="M8245 8774h1154v2755h1156" svg:viewBox="0 0 2311 2756">
          <text:p/>
        </draw:connector>
        <draw:frame draw:style-name="gr7" draw:text-style-name="P6" draw:layer="layout" svg:width="1.745cm" svg:height="1.194cm" svg:x="12.656cm" svg:y="10.492cm">
          <draw:text-box>
            <text:p><text:span text:style-name="T3">y’(t)</text:span></text:p>
          </draw:text-box>
        </draw:frame>
        <draw:frame draw:style-name="gr8" draw:text-style-name="P6" draw:layer="layout" svg:width="2.001cm" svg:height="1.851cm" svg:x="8.7cm" svg:y="7.792cm">
          <draw:text-box>
            <text:p><text:span text:style-name="T3">m(t)</text:span></text:p>
          </draw:text-box>
        </draw:frame>
        <draw:frame draw:style-name="gr8" draw:text-style-name="P6" draw:layer="layout" svg:width="2.001cm" svg:height="1.851cm" svg:x="8.799cm" svg:y="5.7cm">
          <draw:text-box>
            <text:p><text:span text:style-name="T3">d(t)</text:span></text:p>
          </draw:text-box>
        </draw:frame>
        <draw:custom-shape draw:style-name="gr1" draw:text-style-name="P2" draw:layer="layout" svg:width="1.837cm" svg:height="1.597cm" svg:x="10.555cm" svg:y="5.976cm">
          <text:p text:style-name="P1"><text:span text:style-name="T1">H</text:span><text:span text:style-name="T1">(s</text:span><text:span text:style-name="T1">)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8.6cm" svg:y1="6.8cm" svg:x2="10.6cm" svg:y2="6.8cm">
          <text:p/>
        </draw:line>
        <draw:line draw:style-name="gr9" draw:text-style-name="P4" draw:layer="layout" svg:x1="12.4cm" svg:y1="6.8cm" svg:x2="13.5cm" svg:y2="6.8cm">
          <text:p/>
        </draw:line>
        <draw:line draw:style-name="gr3" draw:text-style-name="P4" draw:layer="layout" svg:x1="13.5cm" svg:y1="6.8cm" svg:x2="13.5cm" svg:y2="8.8cm">
          <text:p/>
        </draw:line>
        <draw:frame draw:style-name="gr5" draw:text-style-name="P5" draw:layer="layout" svg:width="0.919cm" svg:height="1.051cm" svg:x="13.068cm" svg:y="8.501cm">
          <draw:text-box>
            <text:p>+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ntium1" svg:font-family="Gentium"/>
    <style:font-face style:name="Liberation Sans1" svg:font-family="'Liberation Sans'" style:font-family-generic="swiss"/>
    <style:font-face style:name="Gentium" svg:font-family="Gentium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Gentium" fo:font-family="Gentium" style:font-style-name="Regular" style:font-pitch="variable" fo:font-size="20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23T10:28:46.383425148</meta:creation-date>
    <meta:generator>LibreOffice/6.0.7.3$Linux_X86_64 LibreOffice_project/00m0$Build-3</meta:generator>
    <dc:date>2019-10-21T17:23:10.796233148</dc:date>
    <meta:editing-duration>PT1H25M13S</meta:editing-duration>
    <meta:editing-cycles>6</meta:editing-cycles>
    <meta:document-statistic meta:object-count="27"/>
  </office:meta>
</office:document-meta>
</file>